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 style:list-style-name="L3">
      <style:graphic-properties fo:min-height="12.18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family="'Bitstream Charter'" style:font-family-generic="roman" style:font-pitch="variable" fo:font-style="italic" style:font-style-asian="italic" style:font-style-complex="italic"/>
    </style:style>
    <style:style style:name="T5" style:family="text">
      <style:text-properties fo:color="#000000" fo:font-family="'Bitstream Charter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prefix="(" style:num-suffix=")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prefix="(" style:num-suffix=")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1.637cm" presentation:class="subtitle" presentation:user-transformed="true">
          <draw:text-box>
            <text:p><text:span text:style-name="T1">Laboratorio</text:span></text:p>
            <text:p><text:span text:style-name="T1">Programmazione concorrente e distribuita</text:span></text:p>
            <text:p/>
            <text:p/>
            <text:p><text:span text:style-name="T2">Simone Albertini</text:span></text:p>
            <text:p><text:span text:style-name="T2">12 marzo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sa serv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Linguaggio scelto: Java</text:p>
                <text:p/>
              </text:list-item>
              <text:list-item>
                <text:p>Nessun vincolo su che IDE usare</text:p>
                <text:p/>
              </text:list-item>
              <text:list-item>
                <text:p>Si consiglia di aver studiato il materiale delle lezioni col prof. Gall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Obiettiv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Introdurre le strutture messe a disposizione da Java per la programmazione concorrente</text:p>
                <text:list>
                  <text:list-item>
                    <text:p>Oggi si discuterà di questo</text:p>
                  </text:list-item>
                </text:list>
              </text:list-item>
              <text:list-item>
                <text:p>Svolgere esercitazioni</text:p>
                <text:list>
                  <text:list-item>
                    <text:p>Concorreranno a definire il voto finale dell'e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icoltà prog. concorrente</text:p>
          </draw:text-box>
        </draw:frame>
        <draw:frame presentation:style-name="pr4" draw:layer="layout" svg:width="24.599cm" svg:height="12.326cm" svg:x="2cm" svg:y="5.5cm" presentation:class="outline" presentation:user-transformed="true">
          <draw:text-box>
            <text:list text:style-name="L2">
              <text:list-item>
                <text:p>Dal punto di vista pratico, queste sono le principali difficoltà:</text:p>
                <text:list>
                  <text:list-item>
                    <text:p>Debug</text:p>
                  </text:list-item>
                  <text:list-item>
                    <text:p>“riproducibilità” di una esecuzione (<text:span text:style-name="T3">nondeterminismo</text:span>)</text:p>
                  </text:list-item>
                  <text:list-item>
                    <text:p><text:span text:style-name="T3">Safety</text:span></text:p>
                  </text:list-item>
                  <text:list-item>
                    <text:p><text:span text:style-name="T3">Liveness</text:span></text:p>
                    <text:list>
                      <text:list-item>
                        <text:p><text:span text:style-name="T3">Race conditions</text:span></text:p>
                      </text:list-item>
                      <text:list-item>
                        <text:p><text:span text:style-name="T3">Deadlock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roblematiche di debug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Supponendo più thread in esecuzione...</text:p>
                <text:list>
                  <text:list-item>
                    <text:p>E' lo scheduler del SO che determina l'ordine assoluto di esecuzione delle istruzioni di un processo</text:p>
                  </text:list-item>
                  <text:list-item>
                    <text:p>Dunque spesso si può efficacemente controllare solo il risultato finale (<text:span text:style-name="T3">safety</text:span>)</text:p>
                  </text:list-item>
                  <text:list-item>
                    <text:p>… se il programma termina (<text:span text:style-name="T3">liveness</text:span>)</text:p>
                  </text:list-item>
                  <text:list-item>
                    <text:p>Ma se ci sono problemi è difficile interven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sa si tocca con mano o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Threads</text:p>
              </text:list-item>
              <text:list-item>
                <text:p>Active/passive objects</text:p>
              </text:list-item>
              <text:list-item>
                <text:p>Controllo accesso in sezione critica</text:p>
                <text:p/>
              </text:list-item>
              <text:list-item>
                <text:p>Risolvere e identificare Race Cond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Esercizio</text:p>
          </draw:text-box>
        </draw:frame>
        <draw:frame presentation:style-name="pr4" draw:layer="layout" svg:width="24.599cm" svg:height="13.96cm" svg:x="2cm" svg:y="5.5cm" presentation:class="outline" presentation:user-transformed="true">
          <draw:text-box>
            <text:list text:style-name="L2">
              <text:list-item>
                <text:p>Semplice esercizio di simulazione</text:p>
                <text:p><text:span text:style-name="T4">“</text:span><text:span text:style-name="T4">Al termine di una elezione, le sezioni territoriali devono inviare al ministero i conteggi dei voti ottenuti dai partiti presso i loro seggi</text:span></text:p>
                <text:p><text:span text:style-name="T4">Il ministero si occupa di aggregarli. Quando il ministero ha ricevuto i risultati di tutte le sezioni, il programma termina.”</text:span></text:p>
                <text:p><text:span text:style-name="T4"/></text:p>
              </text:list-item>
              <text:list-item>
                <text:p><text:span text:style-name="T5">https://dl.dropbox.com/u/974341/integrity_check_java.t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me procedere</text:p>
          </draw:text-box>
        </draw:frame>
        <draw:frame presentation:style-name="pr7" draw:layer="layout" svg:width="24.599cm" svg:height="13.395cm" svg:x="2cm" svg:y="5.5cm" presentation:class="outline" presentation:user-transformed="true">
          <draw:text-box>
            <text:list text:style-name="L3">
              <text:list-item>
                <text:p><text:s/>Identificare le entità significative del problema del problema</text:p>
              </text:list-item>
              <text:list-item>
                <text:p><text:s/>Identificare quali oggetti sono passivi e quali attivi</text:p>
              </text:list-item>
              <text:list-item>
                <text:p><text:s/>Se necessario schematizzare le relazioni tra gli oggetti su carta</text:p>
              </text:list-item>
              <text:list-item>
                <text:p><text:s/><text:span text:style-name="T6">… </text:span><text:span text:style-name="T6">se riuscite a vederle, identificare già le eventuali Race Conditions...</text:span></text:p>
              </text:list-item>
              <text:list-item>
                <text:p><text:s/><text:span text:style-name="T1">Implement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3:41:24</meta:creation-date>
    <dc:date>2013-03-12T20:04:35</dc:date>
    <meta:editing-duration>P5DT12H8M27S</meta:editing-duration>
    <meta:editing-cycles>13</meta:editing-cycles>
    <meta:generator>LibreOffice/3.5$Linux_X86_64 LibreOffice_project/350m1$Build-2</meta:generator>
    <meta:document-statistic meta:object-count="63"/>
  </office:meta>
</office:document-meta>
</file>